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map style:condition="cell-content()!=0" style:apply-style-name="Error" style:base-cell-address="Eclaté.I5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number-columns-repeated="4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7"/>
          <table:covered-table-cell table:style-name="Default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table:style-name="Default"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E6]*([.G6]/1000)*([.H6]/1000)" office:value-type="float" office:value="0.092715" calcext:value-type="float">
            <text:p>0,092715</text:p>
          </table:table-cell>
          <table:table-cell table:formula="of:=[.J6]*[.F6]/1000" office:value-type="float" office:value="0.00278145" calcext:value-type="float">
            <text:p>0,002781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formula="of:=[.H6]-2*30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formula="of:=[.H6]+7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formula="of:=[.H6]+7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  <table:table-cell/>
          <table:table-cell table:formula="of:=[.E14]*([.G14]/1000)*([.H14]/1000)" office:value-type="float" office:value="0.4062" calcext:value-type="float">
            <text:p>0,4062</text:p>
          </table:table-cell>
          <table:table-cell table:formula="of:=[.J14]*[.F14]/1000" office:value-type="float" office:value="0.012186" calcext:value-type="float">
            <text:p>0,01218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5]*([.G15]/1000)*([.H15]/1000)" office:value-type="float" office:value="0.077805" calcext:value-type="float">
            <text:p>0,077805</text:p>
          </table:table-cell>
          <table:table-cell table:formula="of:=[.J15]*[.F15]/1000" office:value-type="float" office:value="0.00233415" calcext:value-type="float">
            <text:p>0,002334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6]*([.G16]/1000)*([.H16]/1000)" office:value-type="float" office:value="0.0819" calcext:value-type="float">
            <text:p>0,0819</text:p>
          </table:table-cell>
          <table:table-cell table:formula="of:=[.J16]*[.F16]/1000" office:value-type="float" office:value="0.002457" calcext:value-type="float">
            <text:p>0,00245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E17]*([.G17]/1000)*([.H17]/1000)" office:value-type="float" office:value="0.07371" calcext:value-type="float">
            <text:p>0,07371</text:p>
          </table:table-cell>
          <table:table-cell table:formula="of:=[.J17]*[.F17]/1000" office:value-type="float" office:value="0.0022113" calcext:value-type="float">
            <text:p>0,002211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19]*([.G19]/1000)*([.H19]/1000)" office:value-type="float" office:value="0.04504" calcext:value-type="float">
            <text:p>0,04504</text:p>
          </table:table-cell>
          <table:table-cell table:formula="of:=[.J19]*[.F19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21]*([.G21]/1000)*([.H21]/1000)" office:value-type="float" office:value="0.0272" calcext:value-type="float">
            <text:p>0,0272</text:p>
          </table:table-cell>
          <table:table-cell table:formula="of:=[.J21]*[.F21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122" calcext:value-type="float">
            <text:p>1122</text:p>
          </table:table-cell>
          <table:table-cell/>
          <table:table-cell table:formula="of:=[.E23]*([.G23]/1000)*([.H23]/1000)" office:value-type="float" office:value="0.72369" calcext:value-type="float">
            <text:p>0,72369</text:p>
          </table:table-cell>
          <table:table-cell table:formula="of:=[.J23]*[.F23]/1000" office:value-type="float" office:value="0.00217107" calcext:value-type="float">
            <text:p>0,00217107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24]*([.G24]/1000)*([.H24]/1000)" office:value-type="float" office:value="0.43602" calcext:value-type="float">
            <text:p>0,43602</text:p>
          </table:table-cell>
          <table:table-cell table:formula="of:=[.J24]*[.F24]/1000" office:value-type="float" office:value="0.00130806" calcext:value-type="float">
            <text:p>0,00130806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4" calcext:value-type="float">
            <text:p>2034</text:p>
          </table:table-cell>
          <table:table-cell table:formula="of:=[.H27]-30-2-10-[.H36]" office:value-type="float" office:value="0" calcext:value-type="float">
            <text:p>0</text:p>
          </table:table-cell>
          <table:table-cell table:formula="of:=[.E36]*([.G36]/1000)*([.H36]/1000)" office:value-type="float" office:value="0.4068" calcext:value-type="float">
            <text:p>0,4068</text:p>
          </table:table-cell>
          <table:table-cell table:formula="of:=[.J36]*[.F36]/1000" office:value-type="float" office:value="0.012204" calcext:value-type="float">
            <text:p>0,01220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7" calcext:value-type="float">
            <text:p>917</text:p>
          </table:table-cell>
          <table:table-cell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087115" calcext:value-type="float">
            <text:p>0,087115</text:p>
          </table:table-cell>
          <table:table-cell table:formula="of:=[.J37]*[.F37]/1000" office:value-type="float" office:value="0.00261345" calcext:value-type="float">
            <text:p>0,002613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0917" calcext:value-type="float">
            <text:p>0,0917</text:p>
          </table:table-cell>
          <table:table-cell table:formula="of:=[.J38]*[.F38]/1000" office:value-type="float" office:value="0.002751" calcext:value-type="float">
            <text:p>0,00275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7" calcext:value-type="float">
            <text:p>917</text:p>
          </table:table-cell>
          <table:table-cell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8253" calcext:value-type="float">
            <text:p>0,08253</text:p>
          </table:table-cell>
          <table:table-cell table:formula="of:=[.J39]*[.F39]/1000" office:value-type="float" office:value="0.0024759" calcext:value-type="float">
            <text:p>0,002475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41]*([.G41]/1000)*([.H41]/1000)" office:value-type="float" office:value="0.04504" calcext:value-type="float">
            <text:p>0,04504</text:p>
          </table:table-cell>
          <table:table-cell table:formula="of:=[.J41]*[.F41]/1000" office:value-type="float" office:value="0.0006756" calcext:value-type="float">
            <text:p>0,00067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E43]*([.G43]/1000)*([.H43]/1000)" office:value-type="float" office:value="0.0272" calcext:value-type="float">
            <text:p>0,0272</text:p>
          </table:table-cell>
          <table:table-cell table:formula="of:=[.J43]*[.F43]/1000" office:value-type="float" office:value="0.000408" calcext:value-type="float">
            <text:p>0,00040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E45]*([.G45]/1000)*([.H45]/1000)" office:value-type="float" office:value="0.835875" calcext:value-type="float">
            <text:p>0,835875</text:p>
          </table:table-cell>
          <table:table-cell table:formula="of:=[.J45]*[.F45]/1000" office:value-type="float" office:value="0.002507625" calcext:value-type="float">
            <text:p>0,002507625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E46]*([.G46]/1000)*([.H46]/1000)" office:value-type="float" office:value="0.502268" calcext:value-type="float">
            <text:p>0,502268</text:p>
          </table:table-cell>
          <table:table-cell table:formula="of:=[.J46]*[.F46]/1000" office:value-type="float" office:value="0.001506804" calcext:value-type="float">
            <text:p>0,001506804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49]-30-2-10-[.H58]" office:value-type="float" office:value="0" calcext:value-type="float">
            <text:p>0</text:p>
          </table:table-cell>
          <table:table-cell table:formula="of:=[.E58]*([.G58]/1000)*([.H58]/1000)" office:value-type="float" office:value="0.4066" calcext:value-type="float">
            <text:p>0,4066</text:p>
          </table:table-cell>
          <table:table-cell table:formula="of:=[.J58]*[.F5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3" calcext:value-type="float">
            <text:p>913</text:p>
          </table:table-cell>
          <table:table-cell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086735" calcext:value-type="float">
            <text:p>0,086735</text:p>
          </table:table-cell>
          <table:table-cell table:formula="of:=[.J59]*[.F59]/1000" office:value-type="float" office:value="0.00260205" calcext:value-type="float">
            <text:p>0,0026020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3" calcext:value-type="float">
            <text:p>913</text:p>
          </table:table-cell>
          <table:table-cell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0913" calcext:value-type="float">
            <text:p>0,0913</text:p>
          </table:table-cell>
          <table:table-cell table:formula="of:=[.J60]*[.F60]/1000" office:value-type="float" office:value="0.002739" calcext:value-type="float">
            <text:p>0,00273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079" calcext:value-type="float">
            <text:p>1079</text:p>
          </table:table-cell>
          <table:table-cell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09711" calcext:value-type="float">
            <text:p>0,09711</text:p>
          </table:table-cell>
          <table:table-cell table:formula="of:=[.J61]*[.F61]/1000" office:value-type="float" office:value="0.0029133" calcext:value-type="float">
            <text:p>0,002913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3]*([.G63]/1000)*([.H63]/1000)" office:value-type="float" office:value="0.0135" calcext:value-type="float">
            <text:p>0,0135</text:p>
          </table:table-cell>
          <table:table-cell table:formula="of:=[.J63]*[.F63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4]*([.G64]/1000)*([.H64]/1000)" office:value-type="float" office:value="0.02264" calcext:value-type="float">
            <text:p>0,02264</text:p>
          </table:table-cell>
          <table:table-cell table:formula="of:=[.J64]*[.F6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67]*([.G67]/1000)*([.H67]/1000)" office:value-type="float" office:value="0.02264" calcext:value-type="float">
            <text:p>0,02264</text:p>
          </table:table-cell>
          <table:table-cell table:formula="of:=[.J67]*[.F67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E68]*([.G68]/1000)*([.H68]/1000)" office:value-type="float" office:value="0.0135" calcext:value-type="float">
            <text:p>0,0135</text:p>
          </table:table-cell>
          <table:table-cell table:formula="of:=[.J68]*[.F68]/1000" office:value-type="float" office:value="0.0002025" calcext:value-type="float">
            <text:p>0,00020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 table:style-name="Default"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formula="of:=[.H101]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8" calcext:value-type="float">
            <text:p>0,4058</text:p>
          </table:table-cell>
          <table:table-cell table:formula="of:=[.J110]*[.F110]/1000" office:value-type="float" office:value="0.012174" calcext:value-type="float">
            <text:p>0,01217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9" calcext:value-type="float">
            <text:p>919</text:p>
          </table:table-cell>
          <table:table-cell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087305" calcext:value-type="float">
            <text:p>0,087305</text:p>
          </table:table-cell>
          <table:table-cell table:formula="of:=[.J111]*[.F111]/1000" office:value-type="float" office:value="0.00261915" calcext:value-type="float">
            <text:p>0,002619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9" calcext:value-type="float">
            <text:p>919</text:p>
          </table:table-cell>
          <table:table-cell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0919" calcext:value-type="float">
            <text:p>0,0919</text:p>
          </table:table-cell>
          <table:table-cell table:formula="of:=[.J112]*[.F112]/1000" office:value-type="float" office:value="0.002757" calcext:value-type="float">
            <text:p>0,00275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formula="of:=[.H102]-2*30-2*2-[.H113]" office:value-type="float" office:value="-351" calcext:value-type="float">
            <text:p>-351</text:p>
          </table:table-cell>
          <table:table-cell table:formula="of:=[.E113]*([.G113]/1000)*([.H113]/1000)" office:value-type="float" office:value="0.1143" calcext:value-type="float">
            <text:p>0,1143</text:p>
          </table:table-cell>
          <table:table-cell table:formula="of:=[.J113]*[.F113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0" calcext:value-type="float">
            <text:p>1270</text:p>
          </table:table-cell>
          <table:table-cell table:formula="of:=[.H102]-2*30-2*2-[.H114]" office:value-type="float" office:value="-351" calcext:value-type="float">
            <text:p>-351</text:p>
          </table:table-cell>
          <table:table-cell table:formula="of:=[.E114]*([.G114]/1000)*([.H114]/1000)" office:value-type="float" office:value="0.1143" calcext:value-type="float">
            <text:p>0,1143</text:p>
          </table:table-cell>
          <table:table-cell table:formula="of:=[.J114]*[.F114]/1000" office:value-type="float" office:value="0.003429" calcext:value-type="float">
            <text:p>0,003429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16]*([.G116]/1000)*([.H116]/1000)" office:value-type="float" office:value="0.01676" calcext:value-type="float">
            <text:p>0,01676</text:p>
          </table:table-cell>
          <table:table-cell table:formula="of:=[.J116]*[.F116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17]*([.G117]/1000)*([.H117]/1000)" office:value-type="float" office:value="0.01676" calcext:value-type="float">
            <text:p>0,01676</text:p>
          </table:table-cell>
          <table:table-cell table:formula="of:=[.J117]*[.F117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E118]*([.G118]/1000)*([.H118]/1000)" office:value-type="float" office:value="0.0329" calcext:value-type="float">
            <text:p>0,0329</text:p>
          </table:table-cell>
          <table:table-cell table:formula="of:=[.J118]*[.F118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20]*([.G120]/1000)*([.H120]/1000)" office:value-type="float" office:value="0.02218" calcext:value-type="float">
            <text:p>0,02218</text:p>
          </table:table-cell>
          <table:table-cell table:formula="of:=[.J120]*[.F120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E121]*([.G121]/1000)*([.H121]/1000)" office:value-type="float" office:value="0.02232" calcext:value-type="float">
            <text:p>0,02232</text:p>
          </table:table-cell>
          <table:table-cell table:formula="of:=[.J121]*[.F121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[.E122]*([.G122]/1000)*([.H122]/1000)" office:value-type="float" office:value="0.02232" calcext:value-type="float">
            <text:p>0,02232</text:p>
          </table:table-cell>
          <table:table-cell table:formula="of:=[.J122]*[.F122]/1000" office:value-type="float" office:value="0.0003348" calcext:value-type="float">
            <text:p>0,00033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23]*([.G123]/1000)*([.H123]/1000)" office:value-type="float" office:value="0.02218" calcext:value-type="float">
            <text:p>0,02218</text:p>
          </table:table-cell>
          <table:table-cell table:formula="of:=[.J123]*[.F123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45" calcext:value-type="float">
            <text:p>745</text:p>
          </table:table-cell>
          <table:table-cell table:formula="of:=[.H102]-2*30-2*2-2*100+2*15-2*2-[.H125]" office:value-type="float" office:value="0" calcext:value-type="float">
            <text:p>0</text:p>
          </table:table-cell>
          <table:table-cell table:formula="of:=[.E125]*([.G125]/1000)*([.H125]/1000)" office:value-type="float" office:value="1.2516" calcext:value-type="float">
            <text:p>1,2516</text:p>
          </table:table-cell>
          <table:table-cell table:formula="of:=[.J125]*[.F125]/1000" office:value-type="float" office:value="0.012516" calcext:value-type="float">
            <text:p>0,012516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 table:style-name="Default"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office:value-type="string" calcext:value-type="string">
            <text:p>Triangle isocèle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3" calcext:value-type="float">
            <text:p>2033</text:p>
          </table:table-cell>
          <table:table-cell table:formula="of:=[.H129]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66" calcext:value-type="float">
            <text:p>0,4066</text:p>
          </table:table-cell>
          <table:table-cell table:formula="of:=[.J138]*[.F138]/1000" office:value-type="float" office:value="0.012198" calcext:value-type="float">
            <text:p>0,01219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21" calcext:value-type="float">
            <text:p>921</text:p>
          </table:table-cell>
          <table:table-cell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087495" calcext:value-type="float">
            <text:p>0,087495</text:p>
          </table:table-cell>
          <table:table-cell table:formula="of:=[.J139]*[.F139]/1000" office:value-type="float" office:value="0.00262485" calcext:value-type="float">
            <text:p>0,0026248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21" calcext:value-type="float">
            <text:p>921</text:p>
          </table:table-cell>
          <table:table-cell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0921" calcext:value-type="float">
            <text:p>0,0921</text:p>
          </table:table-cell>
          <table:table-cell table:formula="of:=[.J140]*[.F140]/1000" office:value-type="float" office:value="0.002763" calcext:value-type="float">
            <text:p>0,00276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formula="of:=[.H130]-2*30-2*2-[.H141]" office:value-type="float" office:value="-351" calcext:value-type="float">
            <text:p>-351</text:p>
          </table:table-cell>
          <table:table-cell table:formula="of:=[.E141]*([.G141]/1000)*([.H141]/1000)" office:value-type="float" office:value="0.11448" calcext:value-type="float">
            <text:p>0,11448</text:p>
          </table:table-cell>
          <table:table-cell table:formula="of:=[.J141]*[.F141]/1000" office:value-type="float" office:value="0.0034344" calcext:value-type="float">
            <text:p>0,00343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272" calcext:value-type="float">
            <text:p>1272</text:p>
          </table:table-cell>
          <table:table-cell table:formula="of:=[.H130]-2*30-2*2-[.H142]" office:value-type="float" office:value="-351" calcext:value-type="float">
            <text:p>-351</text:p>
          </table:table-cell>
          <table:table-cell table:formula="of:=[.E142]*([.G142]/1000)*([.H142]/1000)" office:value-type="float" office:value="0.11448" calcext:value-type="float">
            <text:p>0,11448</text:p>
          </table:table-cell>
          <table:table-cell table:formula="of:=[.J142]*[.F142]/1000" office:value-type="float" office:value="0.0034344" calcext:value-type="float">
            <text:p>0,003434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44]*([.G144]/1000)*([.H144]/1000)" office:value-type="float" office:value="0.01676" calcext:value-type="float">
            <text:p>0,01676</text:p>
          </table:table-cell>
          <table:table-cell table:formula="of:=[.J144]*[.F144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E145]*([.G145]/1000)*([.H145]/1000)" office:value-type="float" office:value="0.01676" calcext:value-type="float">
            <text:p>0,01676</text:p>
          </table:table-cell>
          <table:table-cell table:formula="of:=[.J145]*[.F145]/1000" office:value-type="float" office:value="0.0002514" calcext:value-type="float">
            <text:p>0,000251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45" calcext:value-type="float">
            <text:p>1645</text:p>
          </table:table-cell>
          <table:table-cell/>
          <table:table-cell table:formula="of:=[.E146]*([.G146]/1000)*([.H146]/1000)" office:value-type="float" office:value="0.0329" calcext:value-type="float">
            <text:p>0,0329</text:p>
          </table:table-cell>
          <table:table-cell table:formula="of:=[.J146]*[.F146]/1000" office:value-type="float" office:value="0.0004935" calcext:value-type="float">
            <text:p>0,000493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48]*([.G148]/1000)*([.H148]/1000)" office:value-type="float" office:value="0.02218" calcext:value-type="float">
            <text:p>0,02218</text:p>
          </table:table-cell>
          <table:table-cell table:formula="of:=[.J148]*[.F148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E149]*([.G149]/1000)*([.H149]/1000)" office:value-type="float" office:value="0.02236" calcext:value-type="float">
            <text:p>0,02236</text:p>
          </table:table-cell>
          <table:table-cell table:formula="of:=[.J149]*[.F149]/1000" office:value-type="float" office:value="0.0003354" calcext:value-type="float">
            <text:p>0,000335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[.E150]*([.G150]/1000)*([.H150]/1000)" office:value-type="float" office:value="0.02236" calcext:value-type="float">
            <text:p>0,02236</text:p>
          </table:table-cell>
          <table:table-cell table:formula="of:=[.J150]*[.F150]/1000" office:value-type="float" office:value="0.0003354" calcext:value-type="float">
            <text:p>0,000335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[.E151]*([.G151]/1000)*([.H151]/1000)" office:value-type="float" office:value="0.02218" calcext:value-type="float">
            <text:p>0,02218</text:p>
          </table:table-cell>
          <table:table-cell table:formula="of:=[.J151]*[.F151]/1000" office:value-type="float" office:value="0.0003327" calcext:value-type="float">
            <text:p>0,000332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47" calcext:value-type="float">
            <text:p>747</text:p>
          </table:table-cell>
          <table:table-cell table:formula="of:=[.H130]-2*30-2*2-2*100+2*15-2*2-[.H153]" office:value-type="float" office:value="0" calcext:value-type="float">
            <text:p>0</text:p>
          </table:table-cell>
          <table:table-cell table:formula="of:=[.E153]*([.G153]/1000)*([.H153]/1000)" office:value-type="float" office:value="1.25496" calcext:value-type="float">
            <text:p>1,25496</text:p>
          </table:table-cell>
          <table:table-cell table:formula="of:=[.J153]*[.F153]/1000" office:value-type="float" office:value="0.0125496" calcext:value-type="float">
            <text:p>0,0125496</text:p>
          </table:table-cell>
          <table:table-cell office:value-type="string" calcext:value-type="string">
            <text:p>Chên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 table:style-name="Default"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  <table:table-cell table:formula="of:=[.H157]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6" calcext:value-type="float">
            <text:p>0,406</text:p>
          </table:table-cell>
          <table:table-cell table:formula="of:=[.J166]*[.F166]/1000" office:value-type="float" office:value="0.01218" calcext:value-type="float">
            <text:p>0,0121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6" calcext:value-type="float">
            <text:p>916</text:p>
          </table:table-cell>
          <table:table-cell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08702" calcext:value-type="float">
            <text:p>0,08702</text:p>
          </table:table-cell>
          <table:table-cell table:formula="of:=[.J167]*[.F167]/1000" office:value-type="float" office:value="0.0026106" calcext:value-type="float">
            <text:p>0,002610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6" calcext:value-type="float">
            <text:p>916</text:p>
          </table:table-cell>
          <table:table-cell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0916" calcext:value-type="float">
            <text:p>0,0916</text:p>
          </table:table-cell>
          <table:table-cell table:formula="of:=[.J168]*[.F168]/1000" office:value-type="float" office:value="0.002748" calcext:value-type="float">
            <text:p>0,00274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45" calcext:value-type="float">
            <text:p>1545</text:p>
          </table:table-cell>
          <table:table-cell table:formula="of:=[.H158]-2*30-2*2-[.H169]" office:value-type="float" office:value="-629" calcext:value-type="float">
            <text:p>-629</text:p>
          </table:table-cell>
          <table:table-cell table:formula="of:=[.E169]*([.G169]/1000)*([.H169]/1000)" office:value-type="float" office:value="0.13905" calcext:value-type="float">
            <text:p>0,13905</text:p>
          </table:table-cell>
          <table:table-cell table:formula="of:=[.J169]*[.F169]/1000" office:value-type="float" office:value="0.0041715" calcext:value-type="float">
            <text:p>0,004171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115" calcext:value-type="float">
            <text:p>1115</text:p>
          </table:table-cell>
          <table:table-cell table:formula="of:=[.H158]-2*30-2*2-[.H170]" office:value-type="float" office:value="-199" calcext:value-type="float">
            <text:p>-199</text:p>
          </table:table-cell>
          <table:table-cell table:formula="of:=[.E170]*([.G170]/1000)*([.H170]/1000)" office:value-type="float" office:value="0.10035" calcext:value-type="float">
            <text:p>0,10035</text:p>
          </table:table-cell>
          <table:table-cell table:formula="of:=[.J170]*[.F170]/1000" office:value-type="float" office:value="0.0030105" calcext:value-type="float">
            <text:p>0,003010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E172]*([.G172]/1000)*([.H172]/1000)" office:value-type="float" office:value="0.0224" calcext:value-type="float">
            <text:p>0,0224</text:p>
          </table:table-cell>
          <table:table-cell table:formula="of:=[.J172]*[.F172]/1000" office:value-type="float" office:value="0.000336" calcext:value-type="float">
            <text:p>0,000336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E173]*([.G173]/1000)*([.H173]/1000)" office:value-type="float" office:value="0.0134" calcext:value-type="float">
            <text:p>0,0134</text:p>
          </table:table-cell>
          <table:table-cell table:formula="of:=[.J173]*[.F173]/1000" office:value-type="float" office:value="0.000201" calcext:value-type="float">
            <text:p>0,00020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07" calcext:value-type="float">
            <text:p>1607</text:p>
          </table:table-cell>
          <table:table-cell/>
          <table:table-cell table:formula="of:=[.E174]*([.G174]/1000)*([.H174]/1000)" office:value-type="float" office:value="0.03214" calcext:value-type="float">
            <text:p>0,03214</text:p>
          </table:table-cell>
          <table:table-cell table:formula="of:=[.J174]*[.F174]/1000" office:value-type="float" office:value="0.0004821" calcext:value-type="float">
            <text:p>0,000482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85" calcext:value-type="float">
            <text:p>1385</text:p>
          </table:table-cell>
          <table:table-cell/>
          <table:table-cell table:formula="of:=[.E176]*([.G176]/1000)*([.H176]/1000)" office:value-type="float" office:value="0.0277" calcext:value-type="float">
            <text:p>0,0277</text:p>
          </table:table-cell>
          <table:table-cell table:formula="of:=[.J176]*[.F176]/1000" office:value-type="float" office:value="0.0004155" calcext:value-type="float">
            <text:p>0,000415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E177]*([.G177]/1000)*([.H177]/1000)" office:value-type="float" office:value="0.02518" calcext:value-type="float">
            <text:p>0,02518</text:p>
          </table:table-cell>
          <table:table-cell table:formula="of:=[.J177]*[.F177]/1000" office:value-type="float" office:value="0.0003777" calcext:value-type="float">
            <text:p>0,0003777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E178]*([.G178]/1000)*([.H178]/1000)" office:value-type="float" office:value="0.0042" calcext:value-type="float">
            <text:p>0,0042</text:p>
          </table:table-cell>
          <table:table-cell table:formula="of:=[.J178]*[.F178]/1000" office:value-type="float" office:value="0.000063" calcext:value-type="float">
            <text:p>6,3E-05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E179]*([.G179]/1000)*([.H179]/1000)" office:value-type="float" office:value="0.01434" calcext:value-type="float">
            <text:p>0,01434</text:p>
          </table:table-cell>
          <table:table-cell table:formula="of:=[.J179]*[.F179]/1000" office:value-type="float" office:value="0.0002151" calcext:value-type="float">
            <text:p>0,0002151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4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[.E180]*([.G180]/1000)*([.H180]/1000)" office:value-type="float" office:value="0.02002" calcext:value-type="float">
            <text:p>0,02002</text:p>
          </table:table-cell>
          <table:table-cell table:formula="of:=[.J180]*[.F180]/1000" office:value-type="float" office:value="0.0003003" calcext:value-type="float">
            <text:p>0,0003003</text:p>
          </table:table-cell>
          <table:table-cell office:value-type="string" calcext:value-type="string">
            <text:p>Hêtr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 table:style-name="Default"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 table:style-name="Default"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 table:style-name="Default"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8:48:31.729950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5-09T19:08:13.516629227</dc:date>
    <meta:editing-duration>PT4H12M41S</meta:editing-duration>
    <meta:editing-cycles>132</meta:editing-cycles>
    <meta:generator>LibreOffice/6.3.4.2.0$Linux_X86_64 LibreOffice_project/30$Build-2</meta:generator>
    <meta:document-statistic meta:table-count="1" meta:cell-count="1376" meta:object-count="0"/>
  </office:meta>
</office:document-meta>
</file>